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deltam</text:p>
          </table:table-cell>
          <table:table-cell office:value-type="string" calcext:value-type="string">
            <text:p>sigma_delta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Deltam</text:p>
          </table:table-cell>
          <table:table-cell office:value-type="string" calcext:value-type="string">
            <text:p>sigma_Delta</text:p>
          </table:table-cell>
        </table:table-row>
        <table:table-row table:style-name="ro1">
          <table:table-cell office:value-type="float" office:value="452.41555" calcext:value-type="float">
            <text:p>452,41555</text:p>
          </table:table-cell>
          <table:table-cell table:formula="of:=AVERAGE([.A2:.A15])" office:value-type="float" office:value="453.920316428572" calcext:value-type="float">
            <text:p>453,920316428572</text:p>
          </table:table-cell>
          <table:table-cell table:formula="of:=STDEV([.A2:.A15])" office:value-type="float" office:value="115.8749801521" calcext:value-type="float">
            <text:p>115,8749801521</text:p>
          </table:table-cell>
          <table:table-cell office:value-type="float" office:value="4715.568675" calcext:value-type="float">
            <text:p>4715,568675</text:p>
          </table:table-cell>
          <table:table-cell table:formula="of:=AVERAGE([.D2:.D17])" office:value-type="float" office:value="4721.02548125" calcext:value-type="float">
            <text:p>4721,02548125</text:p>
          </table:table-cell>
          <table:table-cell table:formula="of:=STDEV([.D2:.D17])" office:value-type="float" office:value="729.697484489664" calcext:value-type="float">
            <text:p>729,697484489664</text:p>
          </table:table-cell>
        </table:table-row>
        <table:table-row table:style-name="ro1">
          <table:table-cell office:value-type="float" office:value="440.3865" calcext:value-type="float">
            <text:p>440,3865</text:p>
          </table:table-cell>
          <table:table-cell table:formula="of:=AVERAGE([.A2:.A5];[.A10:.A15])" office:value-type="float" office:value="511.603837500001" calcext:value-type="float">
            <text:p>511,603837500001</text:p>
          </table:table-cell>
          <table:table-cell table:formula="of:=STDEV([.A2:.A5];[.A10:.A15])" office:value-type="float" office:value="75.8426051216723" calcext:value-type="float">
            <text:p>75,8426051216723</text:p>
          </table:table-cell>
          <table:table-cell office:value-type="float" office:value="4640.468325" calcext:value-type="float">
            <text:p>4640,468325</text:p>
          </table:table-cell>
          <table:table-cell table:number-columns-repeated="2"/>
        </table:table-row>
        <table:table-row table:style-name="ro1">
          <table:table-cell office:value-type="float" office:value="424.496475" calcext:value-type="float">
            <text:p>424,496475</text:p>
          </table:table-cell>
          <table:table-cell table:number-columns-repeated="2"/>
          <table:table-cell office:value-type="float" office:value="4484.13717499999" calcext:value-type="float">
            <text:p>4484,13717499999</text:p>
          </table:table-cell>
          <table:table-cell table:number-columns-repeated="2"/>
        </table:table-row>
        <table:table-row table:style-name="ro1">
          <table:table-cell office:value-type="float" office:value="417.865250000001" calcext:value-type="float">
            <text:p>417,865250000001</text:p>
          </table:table-cell>
          <table:table-cell table:number-columns-repeated="2"/>
          <table:table-cell office:value-type="float" office:value="4619.336275" calcext:value-type="float">
            <text:p>4619,336275</text:p>
          </table:table-cell>
          <table:table-cell table:number-columns-repeated="2"/>
        </table:table-row>
        <table:table-row table:style-name="ro1">
          <table:table-cell office:value-type="float" office:value="254.361900000001" calcext:value-type="float">
            <text:p>254,361900000001</text:p>
          </table:table-cell>
          <table:table-cell office:value-type="string" calcext:value-type="string">
            <text:p>iniziomm</text:p>
          </table:table-cell>
          <table:table-cell/>
          <table:table-cell office:value-type="float" office:value="4513.348125" calcext:value-type="float">
            <text:p>4513,348125</text:p>
          </table:table-cell>
          <table:table-cell table:number-columns-repeated="2"/>
        </table:table-row>
        <table:table-row table:style-name="ro1">
          <table:table-cell office:value-type="float" office:value="341.572435" calcext:value-type="float">
            <text:p>341,572435</text:p>
          </table:table-cell>
          <table:table-cell table:number-columns-repeated="2"/>
          <table:table-cell office:value-type="float" office:value="4431.087375" calcext:value-type="float">
            <text:p>4431,087375</text:p>
          </table:table-cell>
          <table:table-cell table:number-columns-repeated="2"/>
        </table:table-row>
        <table:table-row table:style-name="ro1">
          <table:table-cell office:value-type="float" office:value="352.833225000001" calcext:value-type="float">
            <text:p>352,833225000001</text:p>
          </table:table-cell>
          <table:table-cell table:number-columns-repeated="2"/>
          <table:table-cell office:value-type="float" office:value="4595.828375" calcext:value-type="float">
            <text:p>4595,828375</text:p>
          </table:table-cell>
          <table:table-cell table:number-columns-repeated="2"/>
        </table:table-row>
        <table:table-row table:style-name="ro1">
          <table:table-cell office:value-type="float" office:value="290.078495" calcext:value-type="float">
            <text:p>290,078495</text:p>
          </table:table-cell>
          <table:table-cell office:value-type="string" calcext:value-type="string">
            <text:p>finemm</text:p>
          </table:table-cell>
          <table:table-cell/>
          <table:table-cell office:value-type="float" office:value="4544.448675" calcext:value-type="float">
            <text:p>4544,448675</text:p>
          </table:table-cell>
          <table:table-cell table:number-columns-repeated="2"/>
        </table:table-row>
        <table:table-row table:style-name="ro1">
          <table:table-cell office:value-type="float" office:value="542.850000000002" calcext:value-type="float">
            <text:p>542,850000000002</text:p>
          </table:table-cell>
          <table:table-cell table:number-columns-repeated="2"/>
          <table:table-cell office:value-type="float" office:value="7432.691625" calcext:value-type="float">
            <text:p>7432,691625</text:p>
          </table:table-cell>
          <table:table-cell table:number-columns-repeated="2"/>
        </table:table-row>
        <table:table-row table:style-name="ro1">
          <table:table-cell office:value-type="float" office:value="517.614900000001" calcext:value-type="float">
            <text:p>517,614900000001</text:p>
          </table:table-cell>
          <table:table-cell table:number-columns-repeated="2"/>
          <table:table-cell office:value-type="float" office:value="4282.331475" calcext:value-type="float">
            <text:p>4282,331475</text:p>
          </table:table-cell>
          <table:table-cell table:number-columns-repeated="2"/>
        </table:table-row>
        <table:table-row table:style-name="ro1">
          <table:table-cell office:value-type="float" office:value="525.0973" calcext:value-type="float">
            <text:p>525,0973</text:p>
          </table:table-cell>
          <table:table-cell table:number-columns-repeated="2"/>
          <table:table-cell office:value-type="float" office:value="4541.2436" calcext:value-type="float">
            <text:p>4541,2436</text:p>
          </table:table-cell>
          <table:table-cell table:number-columns-repeated="2"/>
        </table:table-row>
        <table:table-row table:style-name="ro1">
          <table:table-cell office:value-type="float" office:value="632.084000000003" calcext:value-type="float">
            <text:p>632,084000000003</text:p>
          </table:table-cell>
          <table:table-cell table:number-columns-repeated="2"/>
          <table:table-cell office:value-type="float" office:value="4523.4909" calcext:value-type="float">
            <text:p>4523,4909</text:p>
          </table:table-cell>
          <table:table-cell table:number-columns-repeated="2"/>
        </table:table-row>
        <table:table-row table:style-name="ro1">
          <table:table-cell office:value-type="float" office:value="556.058099999998" calcext:value-type="float">
            <text:p>556,058099999998</text:p>
          </table:table-cell>
          <table:table-cell table:number-columns-repeated="2"/>
          <table:table-cell office:value-type="float" office:value="4637.96" calcext:value-type="float">
            <text:p>4637,96</text:p>
          </table:table-cell>
          <table:table-cell table:number-columns-repeated="2"/>
        </table:table-row>
        <table:table-row table:style-name="ro1">
          <table:table-cell office:value-type="float" office:value="607.170300000002" calcext:value-type="float">
            <text:p>607,170300000002</text:p>
          </table:table-cell>
          <table:table-cell table:number-columns-repeated="2"/>
          <table:table-cell office:value-type="float" office:value="4512.4864" calcext:value-type="float">
            <text:p>4512,486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43.4472" calcext:value-type="float">
            <text:p>4543,447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18.5335" calcext:value-type="float">
            <text:p>4518,533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time-style style:name="N110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1">
      <number:minutes number:style="long"/>
      <number:text>.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2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4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5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5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6">00/00/0000</text:date>, <text:time style:data-style-name="N2" text:time-value="22:19:06.956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21:37:57.094000000</meta:creation-date>
    <meta:generator>LibreOffice/6.1.2.1$Windows_X86_64 LibreOffice_project/65905a128db06ba48db947242809d14d3f9a93fe</meta:generator>
    <dc:date>2019-02-16T22:24:59.337000000</dc:date>
    <meta:editing-duration>PT8M49S</meta:editing-duration>
    <meta:editing-cycles>2</meta:editing-cycles>
    <meta:document-statistic meta:table-count="1" meta:cell-count="44" meta:object-count="0"/>
  </office:meta>
</office:document-meta>
</file>